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1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$g$4" draw:style-name="gr1" draw:text-style-name="P1" svg:width="135.21mm" svg:height="95.38mm" svg:x="0.55mm" svg:y="113.68mm">
            <loext:p draw:notify-on-update-of-ranges="Sheet1.B8:Sheet1.B23 Sheet1.C8:Sheet1.C23"/>
            <draw:object xlink:href="./Object 1" xlink:type="simple" xlink:show="embed" xlink:actuate="onLoad"/>
            <draw:image xlink:href="./ObjectReplacements/Object 1" xlink:type="simple" xlink:show="embed" xlink:actuate="onLoad"/>
            <svg:title>$g$4</svg:titl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ckages par day and image</text:p>
          </table:table-cell>
          <table:table-cell office:value-type="string" calcext:value-type="string">
            <text:p>P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R</text:p>
          </table:table-cell>
          <table:table-cell office:value-type="float" office:value="19000" calcext:value-type="float">
            <text:p>1900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overag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1 – ((R-P)/P)^N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formula="of:=1-(([.$C$5]-[.$C$4]*[.B8])/[.$C$5])^[.$C$3]" office:value-type="percentage" office:value="0" calcext:value-type="percentage">
            <text:p>0.00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8]+1" office:value-type="float" office:value="1" calcext:value-type="float">
            <text:p>1</text:p>
          </table:table-cell>
          <table:table-cell table:style-name="ce2" table:formula="of:=1-(([.$C$5]-[.$C$4]*[.B9])/[.$C$5])^[.$C$3]" office:value-type="percentage" office:value="0.312971287218003" calcext:value-type="percentage">
            <text:p>31.30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9]+1" office:value-type="float" office:value="2" calcext:value-type="float">
            <text:p>2</text:p>
          </table:table-cell>
          <table:table-cell table:style-name="ce2" table:formula="of:=1-(([.$C$5]-[.$C$4]*[.B10])/[.$C$5])^[.$C$3]" office:value-type="percentage" office:value="0.534852524109055" calcext:value-type="percentage">
            <text:p>53.49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0]+1" office:value-type="float" office:value="3" calcext:value-type="float">
            <text:p>3</text:p>
          </table:table-cell>
          <table:table-cell table:style-name="ce2" table:formula="of:=1-(([.$C$5]-[.$C$4]*[.B11])/[.$C$5])^[.$C$3]" office:value-type="percentage" office:value="0.690021882397708" calcext:value-type="percentage">
            <text:p>69.00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1]+1" office:value-type="float" office:value="4" calcext:value-type="float">
            <text:p>4</text:p>
          </table:table-cell>
          <table:table-cell table:style-name="ce2" table:formula="of:=1-(([.$C$5]-[.$C$4]*[.B12])/[.$C$5])^[.$C$3]" office:value-type="percentage" office:value="0.796944790569928" calcext:value-type="percentage">
            <text:p>79.69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2]+1" office:value-type="float" office:value="5" calcext:value-type="float">
            <text:p>5</text:p>
          </table:table-cell>
          <table:table-cell table:style-name="ce2" table:formula="of:=1-(([.$C$5]-[.$C$4]*[.B13])/[.$C$5])^[.$C$3]" office:value-type="percentage" office:value="0.869448768721712" calcext:value-type="percentage">
            <text:p>86.94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3]+1" office:value-type="float" office:value="6" calcext:value-type="float">
            <text:p>6</text:p>
          </table:table-cell>
          <table:table-cell table:style-name="ce2" table:formula="of:=1-(([.$C$5]-[.$C$4]*[.B14])/[.$C$5])^[.$C$3]" office:value-type="percentage" office:value="0.917760370629221" calcext:value-type="percentage">
            <text:p>91.78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4]+1" office:value-type="float" office:value="7" calcext:value-type="float">
            <text:p>7</text:p>
          </table:table-cell>
          <table:table-cell table:style-name="ce2" table:formula="of:=1-(([.$C$5]-[.$C$4]*[.B15])/[.$C$5])^[.$C$3]" office:value-type="percentage" office:value="0.949341174458168" calcext:value-type="percentage">
            <text:p>94.93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5]+1" office:value-type="float" office:value="8" calcext:value-type="float">
            <text:p>8</text:p>
          </table:table-cell>
          <table:table-cell table:style-name="ce2" table:formula="of:=1-(([.$C$5]-[.$C$4]*[.B16])/[.$C$5])^[.$C$3]" office:value-type="percentage" office:value="0.969555280706908" calcext:value-type="percentage">
            <text:p>96.96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6]+1" office:value-type="float" office:value="9" calcext:value-type="float">
            <text:p>9</text:p>
          </table:table-cell>
          <table:table-cell table:style-name="ce2" table:formula="of:=1-(([.$C$5]-[.$C$4]*[.B17])/[.$C$5])^[.$C$3]" office:value-type="percentage" office:value="0.982196671717834" calcext:value-type="percentage">
            <text:p>98.22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7]+1" office:value-type="float" office:value="10" calcext:value-type="float">
            <text:p>10</text:p>
          </table:table-cell>
          <table:table-cell table:style-name="ce2" table:formula="of:=1-(([.$C$5]-[.$C$4]*[.B18])/[.$C$5])^[.$C$3]" office:value-type="percentage" office:value="0.989901044676329" calcext:value-type="percentage">
            <text:p>98.99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8]+1" office:value-type="float" office:value="11" calcext:value-type="float">
            <text:p>11</text:p>
          </table:table-cell>
          <table:table-cell table:style-name="ce2" table:formula="of:=1-(([.$C$5]-[.$C$4]*[.B19])/[.$C$5])^[.$C$3]" office:value-type="percentage" office:value="0.994463332726827" calcext:value-type="percentage">
            <text:p>99.45%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formula="of:=[.B19]+1" office:value-type="float" office:value="12" calcext:value-type="float">
            <text:p>12</text:p>
          </table:table-cell>
          <table:table-cell table:style-name="ce2" table:formula="of:=1-(([.$C$5]-[.$C$4]*[.B20])/[.$C$5])^[.$C$3]" office:value-type="percentage" office:value="0.99707905995264" calcext:value-type="percentage">
            <text:p>99.71%</text:p>
          </table:table-cell>
          <table:table-cell table:number-columns-repeated="3"/>
        </table:table-row>
        <table:table-row table:style-name="ro1">
          <table:table-cell/>
          <table:table-cell table:formula="of:=[.B20]+1" office:value-type="float" office:value="13" calcext:value-type="float">
            <text:p>13</text:p>
          </table:table-cell>
          <table:table-cell table:style-name="ce2" table:formula="of:=1-(([.$C$5]-[.$C$4]*[.B21])/[.$C$5])^[.$C$3]" office:value-type="percentage" office:value="0.99852491877109" calcext:value-type="percentage">
            <text:p>99.85%</text:p>
          </table:table-cell>
          <table:table-cell table:number-columns-repeated="3"/>
        </table:table-row>
        <table:table-row table:style-name="ro1">
          <table:table-cell/>
          <table:table-cell table:formula="of:=[.B21]+1" office:value-type="float" office:value="14" calcext:value-type="float">
            <text:p>14</text:p>
          </table:table-cell>
          <table:table-cell table:style-name="ce2" table:formula="of:=1-(([.$C$5]-[.$C$4]*[.B22])/[.$C$5])^[.$C$3]" office:value-type="percentage" office:value="0.99929149606943" calcext:value-type="percentage">
            <text:p>99.93%</text:p>
          </table:table-cell>
          <table:table-cell table:number-columns-repeated="3"/>
        </table:table-row>
        <table:table-row table:style-name="ro1">
          <table:table-cell/>
          <table:table-cell table:formula="of:=[.B22]+1" office:value-type="float" office:value="15" calcext:value-type="float">
            <text:p>15</text:p>
          </table:table-cell>
          <table:table-cell table:style-name="ce2" table:formula="of:=1-(([.$C$5]-[.$C$4]*[.B23])/[.$C$5])^[.$C$3]" office:value-type="percentage" office:value="0.999678890431024" calcext:value-type="percentage">
            <text:p>99.97%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6:02:55.455154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09-17T16:06:54.322526956</dc:date>
    <dc:creator>Toralf Förster</dc:creator>
    <meta:editing-duration>PT24M38S</meta:editing-duration>
    <meta:editing-cycles>13</meta:editing-cycles>
    <meta:generator>LibreOffice/5.1.4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interval-major="0.1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22cm" svg:height="9.539cm" xlink:href=".." xlink:type="simple" chart:class="chart:line" chart:style-name="ch1">
        <chart:title svg:x="4.085cm" svg:y="0.326cm" chart:style-name="ch2">
          <text:p>coverage of the repository</text:p>
        </chart:title>
        <chart:plot-area chart:style-name="ch3" table:cell-range-address="Sheet1.B8:Sheet1.C23" chart:data-source-has-labels="column" svg:x="0.27cm" svg:y="1.295cm" svg:width="12.982cm" svg:height="7.073cm">
          <chartooo:coordinate-region svg:x="1.685cm" svg:y="1.494cm" svg:width="11.195cm" svg:height="6.227cm"/>
          <chart:axis chart:dimension="x" chart:name="primary-x" chart:style-name="ch4" chartooo:axis-type="auto">
            <chartooo:date-scale/>
            <chart:title svg:x="6.439cm" svg:y="8.558cm" chart:style-name="ch5">
              <text:p>day</text:p>
            </chart:title>
            <chart:categories table:cell-range-address="Sheet1.B8:Sheet1.B2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C8:Sheet1.C2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8:Sheet1.B23</svg:desc>
                </draw:g>
              </table:table-cell>
              <table:table-cell office:value-type="float" office:value="0">
                <text:p>0</text:p>
                <draw:g>
                  <svg:desc>Sheet1.C8:Sheet1.C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12971287218003">
                <text:p>0.3129712872180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34852524109055">
                <text:p>0.5348525241090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90021882397708">
                <text:p>0.690021882397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96944790569928">
                <text:p>0.7969447905699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69448768721712">
                <text:p>0.8694487687217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17760370629221">
                <text:p>0.9177603706292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9341174458168">
                <text:p>0.9493411744581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69555280706908">
                <text:p>0.9695552807069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2196671717834">
                <text:p>0.9821966717178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9901044676329">
                <text:p>0.9899010446763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94463332726827">
                <text:p>0.9944633327268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707905995264">
                <text:p>0.997079059952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9852491877109">
                <text:p>0.998524918771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9929149606943">
                <text:p>0.999291496069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9678890431024">
                <text:p>0.99967889043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